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Normal" style:family="paragraph">
      <style:paragraph-properties fo:text-indent="0.4916in"/>
    </style:style>
    <style:style style:name="P5" style:parent-style-name="Párrafodelista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Párrafodelista" style:list-style-name="LFO2" style:family="paragraph"/>
    <style:style style:name="P8" style:parent-style-name="Párrafodelista" style:list-style-name="LFO2" style:family="paragraph"/>
    <style:style style:name="P9" style:parent-style-name="Párrafodelista" style:list-style-name="LFO2" style:family="paragraph"/>
    <style:style style:name="P10" style:parent-style-name="Párrafodelista" style:list-style-name="LFO2" style:family="paragraph"/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Párrafodelista" style:list-style-name="LFO3" style:family="paragraph"/>
    <style:style style:name="P13" style:parent-style-name="Párrafodelista" style:list-style-name="LFO4" style:family="paragraph"/>
    <style:style style:name="P14" style:parent-style-name="Párrafodelista" style:list-style-name="LFO4" style:family="paragraph"/>
    <style:style style:name="P15" style:parent-style-name="Párrafodelista" style:list-style-name="LFO4" style:family="paragraph"/>
    <style:style style:name="P16" style:parent-style-name="Párrafodelista" style:list-style-name="LFO3" style:family="paragraph"/>
    <style:style style:name="P17" style:parent-style-name="Párrafodelista" style:list-style-name="LFO4" style:family="paragraph"/>
    <style:style style:name="P18" style:parent-style-name="Párrafodelista" style:list-style-name="LFO4" style:family="paragraph"/>
    <style:style style:name="P19" style:parent-style-name="Párrafodelista" style:family="paragraph">
      <style:paragraph-properties fo:margin-left="0.75in">
        <style:tab-stops/>
      </style:paragraph-properties>
    </style:style>
    <style:style style:name="P20" style:parent-style-name="Párrafodelista" style:list-style-name="LFO4" style:family="paragraph"/>
    <style:style style:name="P21" style:parent-style-name="Párrafodelista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>Parte Cliente: (Home.js)</text:p>
      <text:p text:style-name="Normal">Pulsar botón ‘Iniciar Partida’</text:p>
      <text:list text:style-name="LFO1" text:continue-numbering="true">
        <text:list-item>
          <text:p text:style-name="P2">Obtener socketId de la conexión</text:p>
        </text:list-item>
        <text:list-item>
          <text:p text:style-name="P3">Solicitud de inicio de partida al Servidor. Pasar Parameters = {userCurrent: }<text:s/></text:p>
        </text:list-item>
      </text:list>
      <text:p text:style-name="Párrafodelista">Este usuario sería el identificador obtenido en firebase <text:s/>o su dirección email</text:p>
      <text:p text:style-name="P4">Socket.emit(“startGame”, Parameters)</text:p>
      <text:list text:style-name="LFO1" text:continue-numbering="true">
        <text:list-item>
          <text:p text:style-name="P5">Navegar a Board (Tablero)</text:p>
        </text:list-item>
      </text:list>
      <text:p text:style-name="P6">Parte Cliente: (Board.js)<text:s/></text:p>
      <text:list text:style-name="LFO2" text:continue-numbering="true">
        <text:list-item>
          <text:p text:style-name="P7">Socket.on(“ResponseStartGame”, roomNumber, <text:s/>coupleCompleted)</text:p>
        </text:list-item>
        <text:list-item>
          <text:p text:style-name="P8">Dependiendo del valor de ‘coupleCompleted ‘ actuaremos sobre el ActivityIndicator</text:p>
        </text:list-item>
        <text:list-item>
          <text:p text:style-name="P9">Al pulsar una casilla: Parameters (userCurrent, row, colum, piece, roomNumber, GameNumber)</text:p>
        </text:list-item>
        <text:list-item>
          <text:p text:style-name="P10">Socket.emit(“CellTouched”, Parameters)<text:line-break/></text:p>
        </text:list-item>
      </text:list>
      <text:p text:style-name="P11">Parte Servidor: (index.js)</text:p>
      <text:list text:style-name="LFO3" text:continue-numbering="true">
        <text:list-item>
          <text:p text:style-name="P12">Socket.on(“startGame”, Parameters)</text:p>
        </text:list-item>
      </text:list>
      <text:p text:style-name="Párrafodelista"/>
      <text:p text:style-name="Párrafodelista">Gestionar Iniciar Partida<text:s/></text:p>
      <text:p text:style-name="Párrafodelista"/>
      <text:list text:style-name="LFO4" text:continue-numbering="true">
        <text:list-item>
          <text:p text:style-name="P13">Comprobar si hay o no una Sala Libre, en caso contrario crear Sala. Guardamos en base de datos MongoDB <text:s/>el creador de la Sala, número de Partida, número de Sala, etc</text:p>
        </text:list-item>
        <text:list-item>
          <text:p text:style-name="P14">Obtener número de Sala</text:p>
        </text:list-item>
        <text:list-item>
          <text:p text:style-name="P15">Socket.emit(“ResponseStartGame”,<text:s/>socketId,<text:s/><text:s/>roomNumber, coupleCompleted)<text:line-break/></text:p>
        </text:list-item>
      </text:list>
      <text:list text:style-name="LFO3" text:continue-numbering="true">
        <text:list-item>
          <text:p text:style-name="P16">Socket.on(“CellTouched”, Parameters)</text:p>
        </text:list-item>
      </text:list>
      <text:p text:style-name="Párrafodelista"><text:line-break/>Gestionar Tecla pulsada<text:line-break/></text:p>
      <text:list text:style-name="LFO4" text:continue-numbering="true">
        <text:list-item>
          <text:p text:style-name="P17">IluminarLedArduino</text:p>
        </text:list-item>
        <text:list-item>
          <text:p text:style-name="P18">Registrar en base de datos en la partida la secuencia</text:p>
        </text:list-item>
      </text:list>
      <text:p text:style-name="P19">Notificar a jugadores de cada sala</text:p>
      <text:list text:style-name="LFO4" text:continue-numbering="true">
        <text:list-item>
          <text:p text:style-name="P20">Socket.emit(“ResponseCellTouched”, currentUser, row, colum, roomNumber, lightedArduino)<text:line-break/></text:p>
        </text:list-item>
      </text:list>
      <text:p text:style-name="P21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 style:font-weight-complex="normal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los Perdiguero Otxoa</meta:initial-creator>
    <dc:creator>Karlos Perdiguero Otxoa</dc:creator>
    <meta:creation-date>2019-11-27T07:29:00Z</meta:creation-date>
    <dc:date>2019-12-01T12:31:00Z</dc:date>
    <meta:template xlink:href="Normal.dotm" xlink:type="simple"/>
    <meta:editing-cycles>15</meta:editing-cycles>
    <meta:editing-duration>PT258420S</meta:editing-duration>
    <meta:document-statistic meta:page-count="1" meta:paragraph-count="2" meta:word-count="188" meta:character-count="1226" meta:row-count="8" meta:non-whitespace-character-count="1040"/>
  </office:meta>
</office:document-meta>
</file>